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808080" draw:textarea-horizontal-align="justify" draw:textarea-vertical-align="middle" draw:auto-grow-height="false" fo:min-height="2.75cm" fo:min-width="3.499cm" loext:decorative="false"/>
    </style:style>
    <style:style style:name="gr2" style:family="graphic" style:parent-style-name="standard">
      <style:graphic-properties svg:stroke-color="#bbe33d" draw:fill-color="#bbe33d" draw:textarea-horizontal-align="justify" draw:textarea-vertical-align="middle" draw:auto-grow-height="false" fo:min-height="0.458cm" fo:min-width="0.208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standard">
      <style:graphic-properties svg:stroke-color="#168253" draw:fill-color="#168253" draw:textarea-horizontal-align="justify" draw:textarea-vertical-align="middle" draw:auto-grow-height="false" fo:min-height="4.75cm" fo:min-width="7.5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3.286cm" fo:min-width="3.036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8" style:family="graphic" style:parent-style-name="standard">
      <style:graphic-properties svg:stroke-color="#ff4000" draw:fill-color="#ff4000" draw:textarea-horizontal-align="justify" draw:textarea-vertical-align="middle" draw:auto-grow-height="false" fo:min-height="2.75cm" fo:min-width="2.5cm" loext:decorative="false"/>
    </style:style>
    <style:style style:name="gr9" style:family="graphic" style:parent-style-name="standard">
      <style:graphic-properties draw:fill-color="#030afb" draw:textarea-horizontal-align="justify" draw:textarea-vertical-align="middle" draw:auto-grow-height="false" fo:min-height="1.75cm" fo:min-width="3.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030afb" draw:textarea-horizontal-align="justify" draw:textarea-vertical-align="middle" draw:auto-grow-height="false" fo:min-height="2.75cm" fo:min-width="1.5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4.5cm" loext:decorative="false"/>
      <style:paragraph-properties style:writing-mode="lr-tb"/>
    </style:style>
    <style:style style:name="gr12" style:family="graphic" style:parent-style-name="standard">
      <style:graphic-properties svg:stroke-color="#999999" draw:fill-color="#b2b2b2" draw:textarea-horizontal-align="justify" draw:textarea-vertical-align="middle" draw:auto-grow-height="false" fo:min-height="1.25cm" fo:min-width="2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999999" draw:fill-color="#b2b2b2" draw:textarea-horizontal-align="justify" draw:textarea-vertical-align="middle" draw:auto-grow-height="false" fo:min-height="1.25cm" fo:min-width="1.75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a1467e" draw:fill-color="#a1467e" draw:textarea-horizontal-align="justify" draw:textarea-vertical-align="middle" draw:auto-grow-height="false" fo:min-height="0.25cm" fo:min-width="2.5cm" loext:decorative="false"/>
    </style:style>
    <style:style style:name="gr15" style:family="graphic" style:parent-style-name="standard">
      <style:graphic-properties svg:stroke-color="#666666" draw:fill-color="#666666" draw:textarea-horizontal-align="justify" draw:textarea-vertical-align="middle" draw:auto-grow-height="false" fo:min-height="1.75cm" fo:min-width="2.5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106cm" svg:stroke-color="#ff4000" draw:marker-start-width="0.359cm" draw:marker-end-width="0.359cm" draw:textarea-horizontal-align="center" draw:textarea-vertical-align="middle" fo:padding-top="0.178cm" fo:padding-bottom="0.178cm" fo:padding-left="0.303cm" fo:padding-right="0.303cm" loext:decorative="false"/>
    </style:style>
    <style:style style:name="gr17" style:family="graphic" style:parent-style-name="standard">
      <style:graphic-properties svg:stroke-width="0.106cm" svg:stroke-color="#ffff38" draw:marker-start-width="0.359cm" draw:marker-end-width="0.359cm" draw:textarea-horizontal-align="center" draw:textarea-vertical-align="middle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svg:stroke-width="0.106cm" svg:stroke-color="#000000" draw:marker-start-width="0.359cm" draw:marker-end-width="0.359cm" draw:textarea-horizontal-align="center" draw:textarea-vertical-align="middle" fo:padding-top="0.178cm" fo:padding-bottom="0.178cm" fo:padding-left="0.303cm" fo:padding-right="0.303cm" loext:decorative="false"/>
    </style:style>
    <style:style style:name="gr19" style:family="graphic" style:parent-style-name="standard">
      <style:graphic-properties svg:stroke-color="#a1467e" draw:fill-color="#a1467e" draw:textarea-horizontal-align="justify" draw:textarea-vertical-align="middle" draw:auto-grow-height="false" fo:min-height="0.25cm" fo:min-width="1.249cm" loext:decorative="false"/>
    </style:style>
    <style:style style:name="gr20" style:family="graphic" style:parent-style-name="standard">
      <style:graphic-properties svg:stroke-color="#2a6099" draw:fill-color="#2a6099" draw:textarea-horizontal-align="justify" draw:textarea-vertical-align="middle" draw:auto-grow-height="false" fo:min-height="1.75cm" fo:min-width="5.5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2" style:family="graphic" style:parent-style-name="standard">
      <style:graphic-properties svg:stroke-width="0.106cm" svg:stroke-color="#ffff38" draw:marker-start-width="0.359cm" draw:marker-end-width="0.359cm" draw:textarea-vertical-align="middle" fo:padding-top="0.178cm" fo:padding-bottom="0.178cm" fo:padding-left="0.303cm" fo:padding-right="0.303cm" loext:decorative="false"/>
    </style:style>
    <style:style style:name="gr23" style:family="graphic" style:parent-style-name="standard">
      <style:graphic-properties svg:stroke-width="0.106cm" svg:stroke-color="#ff4000" draw:marker-start-width="0.359cm" draw:marker-end-width="0.359cm" draw:textarea-vertical-align="middle" fo:padding-top="0.178cm" fo:padding-bottom="0.178cm" fo:padding-left="0.303cm" fo:padding-right="0.303cm" loext:decorative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7.111cm" loext:decorative="false"/>
      <style:paragraph-properties style:writing-mode="lr-tb"/>
    </style:style>
    <style:style style:name="gr25" style:family="graphic" style:parent-style-name="standard">
      <style:graphic-properties svg:stroke-width="0.106cm" svg:stroke-color="#b85c00" draw:marker-start-width="0.359cm" draw:marker-end-width="0.359cm" draw:textarea-horizontal-align="center" draw:textarea-vertical-align="middle" fo:padding-top="0.178cm" fo:padding-bottom="0.178cm" fo:padding-left="0.303cm" fo:padding-right="0.303cm" loext:decorative="false"/>
    </style:style>
    <style:style style:name="gr26" style:family="graphic" style:parent-style-name="standard">
      <style:graphic-properties svg:stroke-color="#2a6099" draw:fill-color="#2a6099" draw:textarea-horizontal-align="justify" draw:textarea-vertical-align="middle" draw:auto-grow-height="false" fo:min-height="3.75cm" fo:min-width="2.75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17.25cm" loext:decorative="false"/>
      <style:paragraph-properties style:writing-mode="lr-tb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-color="#bbe33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168253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color="#ffffff" loext:opacity="100%"/>
    </style:style>
    <style:style style:name="P7" style:family="paragraph">
      <loext:graphic-properties draw:fill-color="#ff4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030afb"/>
      <style:paragraph-properties fo:text-align="center" style:writing-mode="lr-tb"/>
    </style:style>
    <style:style style:name="P10" style:family="paragraph">
      <loext:graphic-properties draw:fill-color="#b2b2b2"/>
      <style:paragraph-properties fo:text-align="center" style:writing-mode="lr-tb"/>
    </style:style>
    <style:style style:name="P11" style:family="paragraph">
      <loext:graphic-properties draw:fill-color="#a1467e"/>
      <style:paragraph-properties fo:text-align="center"/>
    </style:style>
    <style:style style:name="P12" style:family="paragraph">
      <loext:graphic-properties draw:fill-color="#666666"/>
      <style:paragraph-properties fo:text-align="center" style:writing-mode="lr-tb"/>
    </style:style>
    <style:style style:name="P13" style:family="paragraph">
      <loext:graphic-properties draw:fill-color="#2a6099"/>
      <style:paragraph-properties fo:text-align="center" style:writing-mode="lr-tb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.999cm" svg:height="3cm" svg:x="2.001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.25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3.5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4.75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2.2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3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4.7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cm" svg:height="1.673cm" svg:x="2.5cm" svg:y="6.25cm">
          <draw:text-box>
            <text:p>Baterías</text:p>
          </draw:text-box>
        </draw:frame>
        <draw:custom-shape draw:style-name="gr4" draw:text-style-name="P4" draw:layer="layout" svg:width="8cm" svg:height="5cm" svg:x="2cm" svg:y="1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5cm" svg:height="2.384cm" svg:x="3.5cm" svg:y="14.366cm">
          <draw:text-box>
            <text:p>Raspberry Pi</text:p>
          </draw:text-box>
        </draw:frame>
        <draw:custom-shape draw:style-name="gr6" draw:text-style-name="P5" draw:layer="layout" svg:width="5cm" svg:height="5cm" svg:x="3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.25cm" svg:height="1.75cm" svg:x="4.5cm" svg:y="21cm">
          <draw:text-box>
            <text:p><text:span text:style-name="T1">Lidar</text:span></text:p>
          </draw:text-box>
        </draw:frame>
        <draw:custom-shape draw:style-name="gr8" draw:text-style-name="P7" draw:layer="layout" svg:width="3cm" svg:height="3cm" svg:x="16cm" svg:y="1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75cm" svg:height="2.384cm" svg:x="16.25cm" svg:y="13.5cm">
          <draw:text-box>
            <text:p>Puente H</text:p>
          </draw:text-box>
        </draw:frame>
        <draw:custom-shape draw:style-name="gr9" draw:text-style-name="P9" draw:layer="layout" svg:width="4cm" svg:height="2cm" svg:x="14cm" svg:y="17cm">
          <text:p text:style-name="P8">Arduino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cm" svg:height="3cm" svg:x="17cm" svg:y="20cm">
          <text:p text:style-name="P8">IMU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9.5cm" svg:height="4.75cm" svg:x="9cm" svg:y="7cm">
          <draw:text-box>
            <text:p>Componentes principales</text:p>
          </draw:text-box>
        </draw:frame>
        <draw:custom-shape draw:style-name="gr12" draw:text-style-name="P10" draw:layer="layout" svg:width="2.5cm" svg:height="1.5cm" svg:x="8.25cm" svg:y="13.25cm">
          <text:p text:style-name="P8">USB C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25cm" svg:height="1.5cm" svg:x="7cm" svg:y="21.75cm">
          <text:p text:style-name="P8">USB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1" draw:text-style-name="P1" xml:id="id3" draw:id="id3" draw:layer="layout" svg:width="3.999cm" svg:height="3cm" svg:x="2.001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.25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3.5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4.75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2.2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3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4.7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cm" svg:height="1.673cm" svg:x="2.5cm" svg:y="7.25cm">
          <draw:text-box>
            <text:p>Baterías</text:p>
          </draw:text-box>
        </draw:frame>
        <draw:custom-shape draw:style-name="gr4" draw:text-style-name="P4" draw:layer="layout" svg:width="8cm" svg:height="5cm" svg:x="2cm" svg:y="1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5cm" svg:height="2.384cm" svg:x="3.5cm" svg:y="14.366cm">
          <draw:text-box>
            <text:p>Raspberry Pi</text:p>
          </draw:text-box>
        </draw:frame>
        <draw:custom-shape draw:style-name="gr6" draw:text-style-name="P5" draw:layer="layout" svg:width="5cm" svg:height="5cm" svg:x="3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.25cm" svg:height="1.75cm" svg:x="4.5cm" svg:y="21cm">
          <draw:text-box>
            <text:p><text:span text:style-name="T1">Lidar</text:span></text:p>
          </draw:text-box>
        </draw:frame>
        <draw:custom-shape draw:style-name="gr8" draw:text-style-name="P7" draw:layer="layout" svg:width="3cm" svg:height="3cm" svg:x="15.75cm" svg:y="1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75cm" svg:height="2.384cm" svg:x="16cm" svg:y="15.5cm">
          <draw:text-box>
            <text:p>Puente H</text:p>
          </draw:text-box>
        </draw:frame>
        <draw:custom-shape draw:style-name="gr9" draw:text-style-name="P9" draw:layer="layout" svg:width="4cm" svg:height="2cm" svg:x="14.25cm" svg:y="21cm">
          <text:p text:style-name="P8">Arduino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cm" svg:height="3cm" svg:x="17.25cm" svg:y="24cm">
          <text:p text:style-name="P8">IMU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9.5cm" svg:height="4.75cm" svg:x="10.75cm" svg:y="6cm">
          <draw:text-box>
            <text:p>Primera opción:</text:p>
            <text:list text:style-name="L1">
              <text:list-item>
                <text:p>7805 no tiene suficiente corriente</text:p>
              </text:list-item>
            </text:list>
          </draw:text-box>
        </draw:frame>
        <draw:custom-shape draw:style-name="gr14" draw:text-style-name="P11" draw:layer="layout" svg:width="3cm" svg:height="0.5cm" svg:x="2.5cm" svg:y="8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cm" svg:height="0.5cm" svg:x="2.5cm" svg:y="9.7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cm" svg:height="1.673cm" svg:x="6.25cm" svg:y="7.5cm">
          <draw:text-box>
            <text:p>12V</text:p>
          </draw:text-box>
        </draw:frame>
        <draw:custom-shape draw:style-name="gr15" draw:text-style-name="P12" xml:id="id2" draw:id="id2" draw:layer="layout" svg:width="3cm" svg:height="2cm" svg:x="11cm" svg:y="9cm">
          <text:p text:style-name="P8">7805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svg:x1="10.75cm" svg:y1="14cm" svg:x2="14cm" svg:y2="10cm" draw:start-shape="id1" draw:start-glue-point="1" draw:end-shape="id2" draw:end-glue-point="1" svg:d="M10750 14000h3751v-4000h-501" svg:viewBox="0 0 3752 4001">
          <text:p/>
        </draw:connector>
        <draw:connector draw:style-name="gr17" draw:text-style-name="P8" draw:layer="layout" svg:x1="11cm" svg:y1="10cm" svg:x2="6cm" svg:y2="9.5cm" draw:start-shape="id2" draw:start-glue-point="3" draw:end-shape="id3" draw:end-glue-point="1" svg:d="M11000 10000h-2500v-500h-2500" svg:viewBox="0 0 5001 501">
          <text:p/>
        </draw:connector>
        <draw:connector draw:style-name="gr18" draw:text-style-name="P8" draw:layer="layout" svg:x1="12.5cm" svg:y1="11cm" svg:x2="6cm" svg:y2="9.5cm" draw:start-shape="id2" draw:start-glue-point="2" draw:end-shape="id3" draw:end-glue-point="1" svg:d="M12500 11000v501h-4000v-2001h-2500" svg:viewBox="0 0 6501 2002">
          <text:p/>
        </draw:connector>
        <draw:connector draw:style-name="gr18" draw:text-style-name="P8" draw:layer="layout" svg:x1="10.75cm" svg:y1="14cm" svg:x2="12.5cm" svg:y2="11cm" draw:start-shape="id1" draw:start-glue-point="1" draw:end-shape="id2" draw:end-glue-point="2" svg:d="M10750 14000h1750v-3000" svg:viewBox="0 0 1751 3001">
          <text:p/>
        </draw:connector>
        <draw:custom-shape draw:style-name="gr13" draw:text-style-name="P10" draw:layer="layout" svg:width="2.25cm" svg:height="1.5cm" svg:x="7cm" svg:y="21.75cm">
          <text:p text:style-name="P8">USB</text:p>
          <draw:enhanced-geometry svg:viewBox="0 0 21600 21600" draw:type="rectangle" draw:enhanced-path="M 0 0 L 21600 0 21600 21600 0 21600 0 0 Z N"/>
        </draw:custom-shape>
        <draw:custom-shape draw:style-name="gr12" draw:text-style-name="P10" xml:id="id1" draw:id="id1" draw:layer="layout" svg:width="2.5cm" svg:height="1.5cm" svg:x="8.25cm" svg:y="13.25cm">
          <text:p text:style-name="P8">USB C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redeterminado">
        <draw:custom-shape draw:style-name="gr4" draw:text-style-name="P4" draw:layer="layout" svg:width="8cm" svg:height="5cm" svg:x="2cm" svg:y="1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5cm" svg:height="2.384cm" svg:x="3.5cm" svg:y="14.366cm">
          <draw:text-box>
            <text:p>Raspberry Pi</text:p>
          </draw:text-box>
        </draw:frame>
        <draw:custom-shape draw:style-name="gr6" draw:text-style-name="P5" draw:layer="layout" svg:width="5cm" svg:height="5cm" svg:x="3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.25cm" svg:height="1.75cm" svg:x="4.5cm" svg:y="21cm">
          <draw:text-box>
            <text:p><text:span text:style-name="T1">Lidar</text:span></text:p>
          </draw:text-box>
        </draw:frame>
        <draw:custom-shape draw:style-name="gr8" draw:text-style-name="P7" xml:id="id7" draw:id="id7" draw:layer="layout" svg:width="3cm" svg:height="3cm" svg:x="16cm" svg:y="1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75cm" svg:height="2.384cm" svg:x="16.25cm" svg:y="13.5cm">
          <draw:text-box>
            <text:p>Puente H</text:p>
          </draw:text-box>
        </draw:frame>
        <draw:custom-shape draw:style-name="gr9" draw:text-style-name="P9" xml:id="id8" draw:id="id8" draw:layer="layout" svg:width="4cm" svg:height="2cm" svg:x="14.25cm" svg:y="18.25cm">
          <text:p text:style-name="P8">Arduino</text:p>
          <draw:enhanced-geometry svg:viewBox="0 0 21600 21600" draw:type="rectangle" draw:enhanced-path="M 0 0 L 21600 0 21600 21600 0 21600 0 0 Z N"/>
        </draw:custom-shape>
        <draw:custom-shape draw:style-name="gr10" draw:text-style-name="P9" xml:id="id9" draw:id="id9" draw:layer="layout" svg:width="2cm" svg:height="3cm" svg:x="18.25cm" svg:y="20.25cm">
          <text:p text:style-name="P8">IMU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9.5cm" svg:height="4.75cm" svg:x="9.75cm" svg:y="6cm">
          <draw:text-box>
            <text:p>Segunda opción:</text:p>
            <text:list text:style-name="L1">
              <text:list-item>
                <text:p>Baterias en 8V, alimenta directo puente H</text:p>
              </text:list-item>
              <text:list-item>
                <text:p>StepDown para Rpi y Lidar</text:p>
              </text:list-item>
            </text:list>
            <text:p/>
            <text:p/>
          </draw:text-box>
        </draw:frame>
        <draw:custom-shape draw:style-name="gr12" draw:text-style-name="P10" xml:id="id6" draw:id="id6" draw:layer="layout" svg:width="2.5cm" svg:height="1.5cm" svg:x="8.25cm" svg:y="13.25cm">
          <text:p text:style-name="P8">USB C</text:p>
          <draw:enhanced-geometry svg:viewBox="0 0 21600 21600" draw:type="rectangle" draw:enhanced-path="M 0 0 L 21600 0 21600 21600 0 21600 0 0 Z N"/>
        </draw:custom-shape>
        <draw:custom-shape draw:style-name="gr13" draw:text-style-name="P10" xml:id="id10" draw:id="id10" draw:layer="layout" svg:width="2.25cm" svg:height="1.5cm" svg:x="7cm" svg:y="21.75cm">
          <text:p text:style-name="P8">USB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999cm" svg:height="3cm" svg:x="2.001cm" svg:y="8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.25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3.5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4.75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2.25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3.5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4.75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cm" svg:height="1.673cm" svg:x="2.5cm" svg:y="7.251cm">
          <draw:text-box>
            <text:p>Baterías</text:p>
          </draw:text-box>
        </draw:frame>
        <draw:custom-shape draw:style-name="gr19" draw:text-style-name="P11" draw:layer="layout" svg:width="1.749cm" svg:height="0.5cm" draw:transform="rotate (1.5707963267949) translate (5.002cm 10.25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.749cm" svg:height="0.5cm" draw:transform="rotate (1.5707963267949) translate (3.75cm 10.25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.749cm" svg:height="0.5cm" draw:transform="rotate (1.5707963267949) translate (2.5cm 10.25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xml:id="id5" draw:id="id5" draw:layer="layout" svg:width="6cm" svg:height="2cm" svg:x="10cm" svg:y="10cm">
          <text:p text:style-name="P8">StepDown 5V</text:p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1.5cm" svg:height="1cm" svg:x="6.25cm" svg:y="7.75cm">
          <draw:text-box>
            <text:p>8V</text:p>
          </draw:text-box>
        </draw:frame>
        <draw:connector draw:style-name="gr22" draw:text-style-name="P8" draw:layer="layout" svg:x1="6cm" svg:y1="9.501cm" svg:x2="10cm" svg:y2="11cm" draw:start-shape="id4" draw:start-glue-point="1" draw:end-shape="id5" draw:end-glue-point="3" svg:d="M6000 9501h2000v1499h2000" svg:viewBox="0 0 4001 1500">
          <text:p/>
        </draw:connector>
        <draw:connector draw:style-name="gr23" draw:text-style-name="P8" draw:layer="layout" svg:x1="13cm" svg:y1="12cm" svg:x2="10.75cm" svg:y2="14cm" draw:start-shape="id5" draw:start-glue-point="2" draw:end-shape="id6" draw:end-glue-point="1" svg:d="M13000 12000v2000h-2250" svg:viewBox="0 0 2251 2001">
          <text:p/>
        </draw:connector>
        <draw:connector draw:style-name="gr17" draw:text-style-name="P8" draw:layer="layout" svg:x1="17.5cm" svg:y1="13cm" svg:x2="6cm" svg:y2="9.501cm" draw:start-shape="id7" draw:start-glue-point="0" draw:end-shape="id4" draw:end-glue-point="1" svg:d="M17500 13000v-3499h-11500" svg:viewBox="0 0 11501 3500">
          <text:p/>
        </draw:connector>
        <draw:connector draw:style-name="gr16" draw:text-style-name="P8" draw:layer="layout" svg:x1="18.25cm" svg:y1="19.25cm" svg:x2="17.5cm" svg:y2="16cm" draw:start-shape="id8" draw:start-glue-point="1" draw:end-shape="id7" draw:end-glue-point="2" svg:d="M18250 19250h501v-2125h-1251v-1125" svg:viewBox="0 0 1252 3251">
          <text:p/>
        </draw:connector>
        <draw:connector draw:style-name="gr16" draw:text-style-name="P8" draw:layer="layout" svg:x1="19.25cm" svg:y1="20.25cm" svg:x2="17.5cm" svg:y2="16cm" draw:start-shape="id9" draw:start-glue-point="0" draw:end-shape="id7" draw:end-glue-point="2" svg:d="M19250 20250v-2125h-1750v-2125" svg:viewBox="0 0 1751 4251">
          <text:p/>
        </draw:connector>
        <draw:connector draw:style-name="gr16" draw:text-style-name="P8" draw:layer="layout" svg:x1="13cm" svg:y1="12cm" svg:x2="9.25cm" svg:y2="22.5cm" draw:start-shape="id5" draw:start-glue-point="2" draw:end-shape="id10" draw:end-glue-point="1" svg:d="M13000 12000v10500h-3750" svg:viewBox="0 0 3751 10501">
          <text:p/>
        </draw:connector>
        <draw:custom-shape draw:style-name="gr19" draw:text-style-name="P11" draw:layer="layout" svg:width="1.749cm" svg:height="0.5cm" draw:transform="rotate (1.5707963267949) translate (5.002cm 10.251cm)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redeterminado">
        <draw:custom-shape draw:style-name="gr4" draw:text-style-name="P4" draw:layer="layout" svg:width="8cm" svg:height="5cm" svg:x="2cm" svg:y="1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5cm" svg:height="2.384cm" svg:x="3.5cm" svg:y="14.366cm">
          <draw:text-box>
            <text:p>Raspberry Pi</text:p>
          </draw:text-box>
        </draw:frame>
        <draw:custom-shape draw:style-name="gr6" draw:text-style-name="P5" draw:layer="layout" svg:width="5cm" svg:height="5cm" svg:x="3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.25cm" svg:height="1.75cm" svg:x="4.5cm" svg:y="21cm">
          <draw:text-box>
            <text:p><text:span text:style-name="T1">Lidar</text:span></text:p>
          </draw:text-box>
        </draw:frame>
        <draw:custom-shape draw:style-name="gr8" draw:text-style-name="P7" xml:id="id14" draw:id="id14" draw:layer="layout" svg:width="3cm" svg:height="3cm" svg:x="17cm" svg:y="1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75cm" svg:height="2.384cm" svg:x="17.25cm" svg:y="13.5cm">
          <draw:text-box>
            <text:p>Puente H</text:p>
          </draw:text-box>
        </draw:frame>
        <draw:custom-shape draw:style-name="gr9" draw:text-style-name="P9" xml:id="id17" draw:id="id17" draw:layer="layout" svg:width="4cm" svg:height="2cm" svg:x="14.25cm" svg:y="18.25cm">
          <text:p text:style-name="P8">Arduino</text:p>
          <draw:enhanced-geometry svg:viewBox="0 0 21600 21600" draw:type="rectangle" draw:enhanced-path="M 0 0 L 21600 0 21600 21600 0 21600 0 0 Z N"/>
        </draw:custom-shape>
        <draw:custom-shape draw:style-name="gr10" draw:text-style-name="P9" xml:id="id15" draw:id="id15" draw:layer="layout" svg:width="2cm" svg:height="3cm" svg:x="18.25cm" svg:y="20.25cm">
          <text:p text:style-name="P8">IMU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9.5cm" svg:height="4.75cm" svg:x="9.75cm" svg:y="6cm">
          <draw:text-box>
            <text:p>Tercera opción:</text:p>
            <text:list text:style-name="L1">
              <text:list-item>
                <text:p>Baterias en 12V, alimenta directo puente H y arduino</text:p>
              </text:list-item>
              <text:list-item>
                <text:p>StepDown para Rpi y Lidar</text:p>
              </text:list-item>
            </text:list>
            <text:p/>
            <text:p/>
          </draw:text-box>
        </draw:frame>
        <draw:custom-shape draw:style-name="gr12" draw:text-style-name="P10" xml:id="id13" draw:id="id13" draw:layer="layout" svg:width="2.5cm" svg:height="1.5cm" svg:x="8.25cm" svg:y="13.25cm">
          <text:p text:style-name="P8">USB C</text:p>
          <draw:enhanced-geometry svg:viewBox="0 0 21600 21600" draw:type="rectangle" draw:enhanced-path="M 0 0 L 21600 0 21600 21600 0 21600 0 0 Z N"/>
        </draw:custom-shape>
        <draw:custom-shape draw:style-name="gr13" draw:text-style-name="P10" xml:id="id16" draw:id="id16" draw:layer="layout" svg:width="2.25cm" svg:height="1.5cm" svg:x="7cm" svg:y="21.75cm">
          <text:p text:style-name="P8">USB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3.999cm" svg:height="3cm" svg:x="2.001cm" svg:y="8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.25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3.5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4.75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2.25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3.5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4.75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cm" svg:height="1.673cm" svg:x="2.5cm" svg:y="7.251cm">
          <draw:text-box>
            <text:p>Baterías</text:p>
          </draw:text-box>
        </draw:frame>
        <draw:custom-shape draw:style-name="gr20" draw:text-style-name="P13" xml:id="id12" draw:id="id12" draw:layer="layout" svg:width="6cm" svg:height="2cm" svg:x="10cm" svg:y="10cm">
          <text:p text:style-name="P8">StepDown 5V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75cm" svg:height="1.673cm" svg:x="6.25cm" svg:y="7.75cm">
          <draw:text-box>
            <text:p>12V</text:p>
          </draw:text-box>
        </draw:frame>
        <draw:connector draw:style-name="gr22" draw:text-style-name="P8" draw:layer="layout" svg:x1="6cm" svg:y1="9.501cm" svg:x2="10cm" svg:y2="11cm" draw:start-shape="id11" draw:start-glue-point="1" draw:end-shape="id12" draw:end-glue-point="3" svg:d="M6000 9501h2000v1499h2000" svg:viewBox="0 0 4001 1500">
          <text:p/>
        </draw:connector>
        <draw:connector draw:style-name="gr23" draw:text-style-name="P8" draw:layer="layout" svg:x1="13cm" svg:y1="12cm" svg:x2="10.75cm" svg:y2="14cm" draw:start-shape="id12" draw:start-glue-point="2" draw:end-shape="id13" draw:end-glue-point="1" svg:d="M13000 12000v2000h-2250" svg:viewBox="0 0 2251 2001">
          <text:p/>
        </draw:connector>
        <draw:connector draw:style-name="gr17" draw:text-style-name="P8" draw:layer="layout" svg:x1="18.5cm" svg:y1="13cm" svg:x2="6cm" svg:y2="9.501cm" draw:start-shape="id14" draw:start-glue-point="0" draw:end-shape="id11" draw:end-glue-point="1" svg:d="M18500 13000v-3499h-12500" svg:viewBox="0 0 12501 3500">
          <text:p/>
        </draw:connector>
        <draw:connector draw:style-name="gr16" draw:text-style-name="P8" draw:layer="layout" svg:x1="19.25cm" svg:y1="20.25cm" svg:x2="18.5cm" svg:y2="16cm" draw:start-shape="id15" draw:start-glue-point="0" draw:end-shape="id14" draw:end-glue-point="2" svg:d="M19250 20250v-2125h-750v-2125" svg:viewBox="0 0 751 4251">
          <text:p/>
        </draw:connector>
        <draw:connector draw:style-name="gr16" draw:text-style-name="P8" draw:layer="layout" svg:x1="13cm" svg:y1="12cm" svg:x2="9.25cm" svg:y2="22.5cm" draw:start-shape="id12" draw:start-glue-point="2" draw:end-shape="id16" draw:end-glue-point="1" svg:d="M13000 12000v10500h-3750" svg:viewBox="0 0 3751 10501">
          <text:p/>
        </draw:connector>
        <draw:custom-shape draw:style-name="gr14" draw:text-style-name="P11" draw:layer="layout" svg:width="3cm" svg:height="0.5cm" svg:x="2.5cm" svg:y="8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cm" svg:height="0.5cm" svg:x="2.5cm" svg:y="9.75cm">
          <text:p/>
          <draw:enhanced-geometry svg:viewBox="0 0 21600 21600" draw:type="rectangle" draw:enhanced-path="M 0 0 L 21600 0 21600 21600 0 21600 0 0 Z N"/>
        </draw:custom-shape>
        <draw:connector draw:style-name="gr17" draw:text-style-name="P8" draw:layer="layout" svg:x1="16.25cm" svg:y1="18.25cm" svg:x2="6cm" svg:y2="9.501cm" draw:start-shape="id17" draw:start-glue-point="0" draw:end-shape="id11" draw:end-glue-point="1" svg:d="M16250 18250v-8749h-10250" svg:viewBox="0 0 10251 8750">
          <text:p/>
        </draw:connector>
      </draw:page>
      <draw:page draw:name="page5" draw:style-name="dp1" draw:master-page-name="Predeterminado">
        <draw:custom-shape draw:style-name="gr4" draw:text-style-name="P4" draw:layer="layout" svg:width="8cm" svg:height="5cm" svg:x="2cm" svg:y="1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5cm" svg:height="2.384cm" svg:x="3.5cm" svg:y="14.366cm">
          <draw:text-box>
            <text:p>Raspberry Pi</text:p>
          </draw:text-box>
        </draw:frame>
        <draw:custom-shape draw:style-name="gr6" draw:text-style-name="P5" draw:layer="layout" svg:width="5cm" svg:height="5cm" svg:x="3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.25cm" svg:height="1.75cm" svg:x="4.5cm" svg:y="21cm">
          <draw:text-box>
            <text:p><text:span text:style-name="T1">Lidar</text:span></text:p>
          </draw:text-box>
        </draw:frame>
        <draw:custom-shape draw:style-name="gr8" draw:text-style-name="P7" xml:id="id22" draw:id="id22" draw:layer="layout" svg:width="3cm" svg:height="3cm" svg:x="17cm" svg:y="1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75cm" svg:height="2.384cm" svg:x="17.25cm" svg:y="13.5cm">
          <draw:text-box>
            <text:p>Puente H</text:p>
          </draw:text-box>
        </draw:frame>
        <draw:custom-shape draw:style-name="gr9" draw:text-style-name="P9" xml:id="id25" draw:id="id25" draw:layer="layout" svg:width="4cm" svg:height="2cm" svg:x="14.25cm" svg:y="18.25cm">
          <text:p text:style-name="P8">Arduino</text:p>
          <draw:enhanced-geometry svg:viewBox="0 0 21600 21600" draw:type="rectangle" draw:enhanced-path="M 0 0 L 21600 0 21600 21600 0 21600 0 0 Z N"/>
        </draw:custom-shape>
        <draw:custom-shape draw:style-name="gr10" draw:text-style-name="P9" xml:id="id23" draw:id="id23" draw:layer="layout" svg:width="2cm" svg:height="3cm" svg:x="18.25cm" svg:y="20.25cm">
          <text:p text:style-name="P8">IMU</text:p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11.25cm" svg:height="7.361cm" svg:x="8.25cm" svg:y="1.25cm">
          <draw:text-box>
            <text:p>Cuarta opción:</text:p>
            <text:list text:style-name="L1">
              <text:list-item>
                <text:p>Baterias en 12V, alimenta StepDown y Modulo USB C</text:p>
              </text:list-item>
              <text:list-item>
                <text:p>StepDown para Puente H</text:p>
              </text:list-item>
              <text:list-item>
                <text:p>Modulo USB C para alimentar Rpi y Lidar</text:p>
              </text:list-item>
              <text:list-item>
                <text:p>Arduino e IMU desde Puente H</text:p>
              </text:list-item>
            </text:list>
            <text:p/>
            <text:p/>
          </draw:text-box>
        </draw:frame>
        <draw:custom-shape draw:style-name="gr12" draw:text-style-name="P10" xml:id="id21" draw:id="id21" draw:layer="layout" svg:width="2.5cm" svg:height="1.5cm" svg:x="8.25cm" svg:y="13.25cm">
          <text:p text:style-name="P8">USB C</text:p>
          <draw:enhanced-geometry svg:viewBox="0 0 21600 21600" draw:type="rectangle" draw:enhanced-path="M 0 0 L 21600 0 21600 21600 0 21600 0 0 Z N"/>
        </draw:custom-shape>
        <draw:custom-shape draw:style-name="gr13" draw:text-style-name="P10" xml:id="id24" draw:id="id24" draw:layer="layout" svg:width="2.25cm" svg:height="1.5cm" svg:x="7cm" svg:y="21.75cm">
          <text:p text:style-name="P8">USB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3.999cm" svg:height="3cm" svg:x="2.001cm" svg:y="8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.25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3.5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4.75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2.25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3.5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4.75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cm" svg:height="1.673cm" svg:x="2.5cm" svg:y="7.251cm">
          <draw:text-box>
            <text:p>Baterías</text:p>
          </draw:text-box>
        </draw:frame>
        <draw:custom-shape draw:style-name="gr20" draw:text-style-name="P13" xml:id="id19" draw:id="id19" draw:layer="layout" svg:width="6cm" svg:height="2cm" svg:x="10cm" svg:y="6.75cm">
          <text:p text:style-name="P8">StepDown 9V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75cm" svg:height="1.673cm" svg:x="6.25cm" svg:y="7.75cm">
          <draw:text-box>
            <text:p>12V</text:p>
          </draw:text-box>
        </draw:frame>
        <draw:connector draw:style-name="gr22" draw:text-style-name="P8" draw:layer="layout" svg:x1="6cm" svg:y1="9.501cm" svg:x2="10cm" svg:y2="7.75cm" draw:start-shape="id18" draw:start-glue-point="1" draw:end-shape="id19" draw:end-glue-point="3" svg:d="M6000 9501h2000v-1751h2000" svg:viewBox="0 0 4001 1752">
          <text:p/>
        </draw:connector>
        <draw:connector draw:style-name="gr23" draw:text-style-name="P8" draw:layer="layout" svg:x1="12cm" svg:y1="12.5cm" svg:x2="10.75cm" svg:y2="14cm" draw:start-shape="id20" draw:start-glue-point="3" draw:end-shape="id21" draw:end-glue-point="1" svg:d="M12000 12500h-625v1500h-625" svg:viewBox="0 0 1251 1501">
          <text:p/>
        </draw:connector>
        <draw:connector draw:style-name="gr25" draw:text-style-name="P8" draw:layer="layout" svg:x1="18.5cm" svg:y1="13cm" svg:x2="16cm" svg:y2="7.75cm" draw:start-shape="id22" draw:start-glue-point="0" draw:end-shape="id19" draw:end-glue-point="1" svg:d="M18500 13000v-5250h-2500" svg:viewBox="0 0 2501 5251">
          <text:p/>
        </draw:connector>
        <draw:connector draw:style-name="gr16" draw:text-style-name="P8" draw:layer="layout" svg:x1="19.25cm" svg:y1="20.25cm" svg:x2="18.5cm" svg:y2="16cm" draw:start-shape="id23" draw:start-glue-point="0" draw:end-shape="id22" draw:end-glue-point="2" svg:d="M19250 20250v-2125h-750v-2125" svg:viewBox="0 0 751 4251">
          <text:p/>
        </draw:connector>
        <draw:connector draw:style-name="gr16" draw:text-style-name="P8" draw:layer="layout" svg:x1="13.625cm" svg:y1="14.5cm" svg:x2="9.25cm" svg:y2="22.5cm" draw:start-shape="id20" draw:start-glue-point="2" draw:end-shape="id24" draw:end-glue-point="1" svg:d="M13625 14500v8000h-4375" svg:viewBox="0 0 4376 8001">
          <text:p/>
        </draw:connector>
        <draw:custom-shape draw:style-name="gr14" draw:text-style-name="P11" draw:layer="layout" svg:width="3cm" svg:height="0.5cm" svg:x="2.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3cm" svg:height="0.5cm" svg:x="2.5cm" svg:y="9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svg:x1="16.25cm" svg:y1="18.25cm" svg:x2="18.5cm" svg:y2="16cm" draw:start-shape="id25" draw:start-glue-point="0" draw:end-shape="id22" svg:d="M16250 18250v-1125h2250v-1125" svg:viewBox="0 0 2251 2251">
          <text:p/>
        </draw:connector>
        <draw:custom-shape draw:style-name="gr26" draw:text-style-name="P13" xml:id="id20" draw:id="id20" draw:layer="layout" svg:width="3.25cm" svg:height="4cm" svg:x="12cm" svg:y="10.5cm">
          <text:p text:style-name="P8">Modulo USB C</text:p>
          <draw:enhanced-geometry svg:viewBox="0 0 21600 21600" draw:type="rectangle" draw:enhanced-path="M 0 0 L 21600 0 21600 21600 0 21600 0 0 Z N"/>
        </draw:custom-shape>
        <draw:connector draw:style-name="gr17" draw:text-style-name="P8" draw:layer="layout" svg:x1="13.625cm" svg:y1="10.5cm" svg:x2="6cm" svg:y2="9.501cm" draw:start-shape="id20" draw:start-glue-point="0" draw:end-shape="id18" draw:end-glue-point="1" svg:d="M13625 10500v-999h-7625" svg:viewBox="0 0 7626 1000">
          <text:p/>
        </draw:connector>
      </draw:page>
      <draw:page draw:name="page6" draw:style-name="dp1" draw:master-page-name="Predeterminado">
        <draw:frame draw:style-name="gr27" draw:text-style-name="P3" draw:layer="layout" svg:width="17.25cm" svg:height="17.5cm" svg:x="2.25cm" svg:y="1.75cm">
          <draw:text-box>
            <text:p>Conclucion:</text:p>
            <text:p/>
            <text:p>Hasta ahora elegimos la opción 4, ya que es la que mejor se ajusta.</text:p>
            <text:p>Las baterías en esta disposición proporcionan 12,6 V, por lo que no es posible alimentar el arduino directamente por VIN, en cambio lo hará del Puente H junto con la IMU.</text:p>
            <text:p>El Puente H se alimenta a través de una fuente StepDown a 9V, lo que le da la tensión suficiente para los motores y evita caídas de velocidad o torque, que pasaría si estuviera conectado directo a 8,4V.</text:p>
            <text:p>La Raspberry y el Lidar se alimentaran a través de un modulo USB C, que proporciona fijo 5V (<text:a xlink:href="../IP2726.PDF" xlink:type="simple">Datasheet</text:a>: IP2726.PDF). <text:a xlink:href="https://articulo.mercadolibre.com.ar/MLA-1127715570-modulo-step-fuente-pd-tipo-c-usb-c-qc4-elegir-_JM?matt_tool=27348800&amp;matt_word=&amp;matt_source=google&amp;matt_campaign_id=22107887484&amp;matt_ad_group_id=173357593636&amp;matt_match_type=&amp;matt_network=g&amp;matt_device=c&amp;matt_creative=729634821107&amp;matt_keyword=&amp;matt_ad_position=&amp;matt_ad_type=pla&amp;matt_merchant_id=138389917&amp;matt_product_id=MLA1127715570&amp;matt_product_partition_id=2394343693421&amp;matt_target_id=pla-2394343693421&amp;cq_src=google_ads&amp;cq_cmp=22107887484&amp;cq_net=g&amp;cq_plt=gp&amp;cq_med=pla&amp;gad_source=1&amp;gad_campaignid=22107887484&amp;gclid=Cj0KCQiAiKzIBhCOARIsAKpKLANJCthgPxpjbroM8zLfycmOT40FZm98n8LBKzWHQlEgbLd5ag1_QqUaAp4r" xlink:type="simple">Modulo</text:a><text:s/>. Ésta alimentación estará en el PCB, para poder alimentar a ambos componentes<text:line-break/><text:line-break/><text:line-break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1:36:18.448064606</meta:creation-date>
    <dc:date>2025-11-05T13:10:39.029037120</dc:date>
    <meta:editing-duration>PT1H10M21S</meta:editing-duration>
    <meta:editing-cycles>9</meta:editing-cycles>
    <meta:generator>LibreOffice/24.2.7.2$Linux_X86_64 LibreOffice_project/420$Build-2</meta:generator>
    <meta:document-statistic meta:object-count="138"/>
  </office:meta>
</office:document-meta>
</file>